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406c" officeooo:paragraph-rsid="000f406c"/>
    </style:style>
    <style:style style:name="P2" style:family="paragraph" style:parent-style-name="Standard" style:list-style-name="L1">
      <style:text-properties officeooo:rsid="000f406c" officeooo:paragraph-rsid="000f406c"/>
    </style:style>
    <style:style style:name="T1" style:family="text">
      <style:text-properties officeooo:rsid="00105a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pped in room</text:p>
      <text:p text:style-name="P1"/>
      <text:list xml:id="list1599637065" text:style-name="L1">
        <text:list-header>
          <text:p text:style-name="P2">objects</text:p>
        </text:list-header>
        <text:list-item>
          <text:p text:style-name="P2">2 tables</text:p>
        </text:list-item>
        <text:list-item>
          <text:p text:style-name="P2">2 cupboards</text:p>
        </text:list-item>
        <text:list-item>
          <text:p text:style-name="P2">1 lappy bag</text:p>
        </text:list-item>
        <text:list-item>
          <text:p text:style-name="P2">1 travel bag</text:p>
        </text:list-item>
        <text:list-item>
          <text:p text:style-name="P2">2 beds</text:p>
        </text:list-item>
        <text:list-item>
          <text:p text:style-name="P2">1 key</text:p>
        </text:list-item>
        <text:list-item>
          <text:p text:style-name="P2">2 doors ,with small screws</text:p>
        </text:list-item>
        <text:list-item>
          <text:p text:style-name="P2">1 curtain</text:p>
        </text:list-item>
        <text:list-item>
          <text:p text:style-name="P2">1 screwdriver</text:p>
          <text:p text:style-name="P2"/>
        </text:list-item>
      </text:list>
      <text:p text:style-name="P1"/>
      <text:p text:style-name="P1">you just have to get out <text:span text:style-name="T1">of the closed room ,you can move objects ,pickup thing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0S</meta:editing-duration>
    <meta:editing-cycles>4</meta:editing-cycles>
    <meta:generator>LibreOffice/5.3.1.2$Windows_X86_64 LibreOffice_project/e80a0e0fd1875e1696614d24c32df0f95f03deb2</meta:generator>
    <dc:date>2017-04-05T04:51:39.128000000</dc:date>
    <meta:document-statistic meta:table-count="0" meta:image-count="0" meta:object-count="0" meta:page-count="1" meta:paragraph-count="13" meta:word-count="54" meta:character-count="215" meta:non-whitespace-character-count="184"/>
    <meta:user-defined meta:name="Info 1"/>
    <meta:user-defined meta:name="Info 2"/>
    <meta:user-defined meta:name="Info 3"/>
    <meta:user-defined meta:name="Info 4"/>
  </office:meta>
</office:document-meta>
</file>